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EC8EC29B.png" manifest:media-type="image/png"/>
  <manifest:file-entry manifest:full-path="Pictures/100000000000032000000258AE45E8AA.png" manifest:media-type="image/png"/>
  <manifest:file-entry manifest:full-path="Pictures/1000000000000320000002589EFEFDEA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32000000258217E47D0.png" manifest:media-type="image/png"/>
  <manifest:file-entry manifest:full-path="Pictures/100000000000032000000258F6B218C8.png" manifest:media-type="image/png"/>
  <manifest:file-entry manifest:full-path="Pictures/1000000000000320000002580E1B1ACF.png" manifest:media-type="image/png"/>
  <manifest:file-entry manifest:full-path="Pictures/1000000000000320000002588695583A.png" manifest:media-type="image/png"/>
  <manifest:file-entry manifest:full-path="Pictures/100000000000032000000258931F8343.png" manifest:media-type="image/png"/>
  <manifest:file-entry manifest:full-path="Pictures/1000000000000320000002585C39BAEF.png" manifest:media-type="image/png"/>
  <manifest:file-entry manifest:full-path="Pictures/1000000000000320000002582C51995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808019" draw:textarea-horizontal-align="justify" draw:textarea-vertical-align="middle" draw:auto-grow-height="false" draw:shadow="visible"/>
    </style:style>
    <style:style style:name="pr1" style:family="presentation" style:parent-style-name="lyt-blackandwhite-title">
      <style:graphic-properties fo:min-height="3.506cm"/>
    </style:style>
    <style:style style:name="pr2" style:family="presentation" style:parent-style-name="lyt-blackandwhite-subtitle">
      <style:graphic-properties draw:fill-color="#ffffff" draw:auto-grow-height="true" fo:min-height="12.179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draw:auto-grow-height="true" fo:min-height="2.843cm"/>
    </style:style>
    <style:style style:name="pr5" style:family="presentation" style:parent-style-name="lyt-blackandwhite-outline1">
      <style:graphic-properties fo:min-height="11.928cm"/>
    </style:style>
    <style:style style:name="pr6" style:family="presentation" style:parent-style-name="lyt-blackandwhite-title">
      <style:graphic-properties fo:min-height="2.843cm"/>
    </style:style>
    <style:style style:name="pr7" style:family="presentation" style:parent-style-name="lyt-blackandwhite-outline1">
      <style:graphic-properties fo:min-height="12.179cm"/>
    </style:style>
    <style:style style:name="pr8" style:family="presentation" style:parent-style-name="lyt-blackandwhite-notes">
      <style:graphic-properties draw:fill-color="#ffffff" fo:min-height="12.572cm"/>
    </style:style>
    <style:style style:name="P1" style:family="paragraph">
      <style:paragraph-properties fo:text-align="start"/>
      <style:text-properties fo:color="#808000" fo:font-size="24pt" style:font-size-asian="24pt" style:font-size-complex="24pt"/>
    </style:style>
    <style:style style:name="P2" style:family="paragraph">
      <style:text-properties fo:color="#808000" fo:font-size="24pt" style:font-size-asian="24pt" style:font-size-complex="24pt"/>
    </style:style>
    <style:style style:name="P3" style:family="paragraph">
      <style:paragraph-properties fo:margin-top="0cm" fo:margin-bottom="0.5cm"/>
      <style:text-properties fo:font-family="Albany" style:font-family-generic="roman" style:font-pitch="variable" fo:font-size="32pt" style:font-family-asian="'Andale Sans UI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P4" style:family="paragraph">
      <style:text-properties fo:font-size="26.3999996185303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6b2394" fo:font-size="36pt" style:font-size-asian="36pt" style:font-size-complex="36pt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color="#808000" fo:font-size="24pt" style:font-size-asian="24pt" style:font-size-complex="2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ff" fo:font-size="32pt" style:font-size-asian="32pt" style:font-size-complex="32pt"/>
    </style:style>
    <style:style style:name="T5" style:family="text">
      <style:text-properties fo:color="#0000ff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6b2394" fo:font-size="36pt" style:font-size-asian="36pt" style:font-size-complex="3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420e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0000ff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<text:s/></text:span><text:span text:style-name="T1">乐学</text:span><text:span text:style-name="T1">Team</text:span><text:span text:style-name="T1">分享系列之</text:span></text:p>
          </draw:text-box>
        </draw:frame>
        <draw:frame presentation:style-name="pr2" draw:layer="layout" svg:width="24.599cm" svg:height="12.179cm" svg:x="2cm" svg:y="5.414cm" presentation:class="subtitle">
          <draw:text-box>
            <text:p><text:span text:style-name="T2">Test Driven Development</text:span></text:p>
            <text:p><text:span text:style-name="T3"/></text:p>
            <text:p/>
            <text:p/>
            <text:p>熊俊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<text:span text:style-name="T3">Roadmap</text:span><text:tab/>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 text:style-name="P3">TDD是什么?</text:p>
              </text:list-item>
              <text:list-item>
                <text:p text:style-name="P3">为什么考虑TDD?</text:p>
              </text:list-item>
              <text:list-item>
                <text:p text:style-name="P3">如何开始TDD?</text:p>
              </text:list-item>
              <text:list-item>
                <text:p text:style-name="P3">TDD实施难点</text:p>
              </text:list-item>
              <text:list-item>
                <text:p text:style-name="P3">Summa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<text:span text:style-name="T3">TDD</text:span>是什么?</text:p>
          </draw:text-box>
        </draw:frame>
        <draw:frame presentation:style-name="pr5" draw:layer="layout" svg:width="24.599cm" svg:height="2.46cm" svg:x="2cm" svg:y="5.414cm" presentation:class="outline" presentation:user-transformed="true">
          <draw:text-box>
            <text:list text:style-name="L2">
              <text:list-item>
                <text:p><text:span text:style-name="T4">TDD</text:span><text:span text:style-name="T5">不是什么</text:span><text:span text:style-name="T5">?</text:span></text:p>
              </text:list-item>
            </text:list>
          </draw:text-box>
        </draw:frame>
        <draw:frame presentation:style-name="pr5" draw:layer="layout" svg:width="24.599cm" svg:height="8.636cm" svg:x="1.817cm" svg:y="8.128cm" presentation:class="outline" presentation:user-transformed="true">
          <draw:text-box>
            <text:list text:style-name="L2">
              <text:list-item>
                <text:p xml:id="id1" text:id="id1">测试驱动的开发(与设计方法)</text:p>
              </text:list-item>
              <text:list-item>
                <text:p xml:id="id2" text:id="id2">文档(接口及代码使用规范)</text:p>
              </text:list-item>
              <text:list-item>
                <text:p xml:id="id3" text:id="id3">编码后的设计验证与功能回归</text:p>
              </text:list-item>
              <text:list-item>
                <text:p xml:id="id4" text:id="id4">形式上恰好是可执行的<text:span text:style-name="T6">UnitTes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<text:span text:style-name="T3">TDD</text:span>是什么?</text:p>
          </draw:text-box>
        </draw:frame>
        <draw:frame presentation:style-name="pr5" draw:layer="layout" svg:width="24.599cm" svg:height="14.053cm" svg:x="2cm" svg:y="4.743cm" presentation:class="outline" presentation:user-transformed="true">
          <draw:text-box>
            <text:list text:style-name="L2">
              <text:list-item>
                <text:p>从写<text:span text:style-name="T6">Unit Test</text:span>开发,失败的测试驱动开发过程</text:p>
              </text:list-item>
              <text:list-item>
                <text:p>描述被实现对象应该具有的行为,而不仅是验证对象是否正确</text:p>
              </text:list-item>
              <text:list-item>
                <text:p>对函数或OO中类级别的测试</text:p>
              </text:list-item>
              <text:list-item>
                <text:p><text:span text:style-name="T7">T</text:span>并不明确要求对实现代码的覆盖率</text:p>
              </text:list-item>
            </text:list>
          </draw:text-box>
        </draw:frame>
        <draw:custom-shape draw:style-name="gr2" draw:text-style-name="P6" xml:id="id5" draw:id="id5" draw:layer="layout" svg:width="8.128cm" svg:height="2.286cm" svg:x="10.16cm" svg:y="15.24cm">
          <text:p text:style-name="P6"><text:span text:style-name="T8">实战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敏捷该产出什么样的系统?</text:p>
          </draw:text-box>
        </draw:frame>
        <draw:frame presentation:style-name="pr7" draw:layer="layout" svg:width="24.599cm" svg:height="12.729cm" svg:x="2cm" svg:y="5.414cm" presentation:class="outline" presentation:user-transformed="true">
          <draw:text-box>
            <text:list text:style-name="L2">
              <text:list-item>
                <text:p>据2002年Standish Group的报告，软件系统中有<text:span text:style-name="T7">65%</text:span>的功能是客户从来不用或者很少用到的。传统意义上大家认为敏捷开发应该让团队开发得更快，生产率更高</text:p>
              </text:list-item>
              <text:list-item>
                <text:p><text:s text:c="4"/>与提高效率相比，使用<text:span text:style-name="T6">Scrum,TDD</text:span>能够帮我们从整个需求中确定真正有用的那<text:span text:style-name="T7">35%</text:span>，而且往往这<text:span text:style-name="T7">35%</text:span>的功能往往实现起来并不是那么困难。因为做得少，所以做得更快。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<text:span text:style-name="T3">为什么考虑</text:span><text:span text:style-name="T3">TDD?</text:span></text:p>
          </draw:text-box>
        </draw:frame>
        <draw:frame presentation:style-name="pr5" draw:layer="layout" svg:width="24.599cm" svg:height="12.179cm" svg:x="2cm" svg:y="5.414cm" presentation:class="outline">
          <draw:text-box>
            <text:p>对需求/设计/代码的影响</text:p>
            <text:list text:style-name="L2">
              <text:list-item>
                <text:p><text:span text:style-name="T9">减少无用功</text:span><text:span text:style-name="T9">,</text:span><text:span text:style-name="T9">迫使从需求验收角度入手</text:span></text:p>
              </text:list-item>
              <text:list-item>
                <text:p><text:span text:style-name="T9">锻炼自顶向下的分述与设计能力</text:span></text:p>
              </text:list-item>
              <text:list-item>
                <text:p><text:span text:style-name="T9">提高代码的可测试性</text:span><text:span text:style-name="T9">,</text:span><text:span text:style-name="T9">做到简单设计</text:span><text:span text:style-name="T9">(</text:span><text:span text:style-name="T9">够用</text:span><text:span text:style-name="T9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如何开始<text:span text:style-name="T3">TDD</text:span>?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2">
              <text:list-item>
                <text:p>理解观念</text:p>
              </text:list-item>
              <text:list-item>
                <text:p>改变开发习惯</text:p>
              </text:list-item>
              <text:list-item>
                <text:p>结对/有经验者指导</text:p>
              </text:list-item>
              <text:list-item>
                <text:p>理解在短期内可能呈现开发速度更慢现象</text:p>
              </text:list-item>
              <text:list-item>
                <text:p>团队敏捷<text:span text:style-name="T10">能力</text:span><text:span text:style-name="T10">: </text:span><text:span text:style-name="T10">迭代增量式开发</text:span><text:span text:style-name="T11">, </text:span>持续集成等</text:p>
              </text:list-item>
              <text:list-item>
                <text:p>个人设计能力提升</text:p>
              </text:list-item>
              <text:list-item>
                <text:p>组合拳: <text:span text:style-name="T6">TDD + Code Review + Refactory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资料推荐</text:p>
          </draw:text-box>
        </draw:frame>
        <draw:frame presentation:style-name="pr5" draw:layer="layout" svg:width="24.599cm" svg:height="11.928cm" svg:x="2cm" svg:y="5.414cm" presentation:class="outline" presentation:user-transformed="true">
          <draw:text-box>
            <text:list text:style-name="L2">
              <text:list-item>
                <text:p><text:span text:style-name="T6">Kent Beck “</text:span><text:span text:style-name="T6">测试驱动开发”</text:span></text:p>
              </text:list-item>
              <text:list-item>
                <text:p><text:span text:style-name="T6">Martin Fowler “</text:span>重构”</text:p>
              </text:list-item>
              <text:list-item>
                <text:p><text:span text:style-name="T6">Uncle Bob “</text:span><text:span text:style-name="T6">敏捷软件开发原则、模式、实践”</text:span></text:p>
              </text:list-item>
              <text:list-item>
                <text:p><text:span text:style-name="T6">Head First OOA &amp; OOD</text:span></text:p>
              </text:list-item>
              <text:list-item>
                <text:p><text:span text:style-name="T6">Eric Evans </text:span><text:span text:style-name="T6">领域驱动设计</text:span><text:span text:style-name="T6">(DDD)</text:span></text:p>
              </text:list-item>
              <text:list-item>
                <text:p><text:span text:style-name="T6">Mike Cohn “User Story Applied”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<text:span text:style-name="T3">TDD</text:span>实施难点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2">
              <text:list-item>
                <text:p>需要足够的设计能力</text:p>
                <text:list>
                  <text:list-item>
                    <text:p>熟练的编程基础</text:p>
                  </text:list-item>
                  <text:list-item>
                    <text:p>清晰的MVC设计分层与解耦能力</text:p>
                  </text:list-item>
                  <text:list-item>
                    <text:p>OOA&amp;OOD与建模能力</text:p>
                  </text:list-item>
                </text:list>
              </text:list-item>
              <text:list-item>
                <text:p>需要实践者坚持</text:p>
              </text:list-item>
              <text:list-item>
                <text:p><text:span text:style-name="T6">TDD</text:span>不是万能的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实施TDD易犯错误</text:p>
          </draw:text-box>
        </draw:frame>
        <draw:frame presentation:style-name="pr7" draw:layer="layout" svg:width="24.599cm" svg:height="12.179cm" svg:x="2cm" svg:y="5.414cm" presentation:class="outline">
          <draw:text-box>
            <text:list text:style-name="L2">
              <text:list-item>
                <text:p>当你使用一把锤子时，你能犯的最大的错误就是尝试用它把钉子撬出来而不是砸进去.(熊节)</text:p>
              </text:list-item>
              <text:list-item>
                <text:p>过度编码: 生产代码不止使测试通过，还实现了很多别的东西</text:p>
              </text:list-item>
              <text:list-item>
                <text:p>不做重构: <text:span text:style-name="T7">UnitTest, Cod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<text:span text:style-name="T3">Summary</text:span>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2">
              <text:list-item>
                <text:p>编码前的设计,编码完成后的设计验证</text:p>
              </text:list-item>
              <text:list-item>
                <text:p>形式上以<text:span text:style-name="T6">Unit Test</text:span>呈现</text:p>
              </text:list-item>
              <text:list-item>
                <text:p>从需求角度入手,锻炼自顶向下分析能力</text:p>
              </text:list-item>
              <text:list-item>
                <text:p>不了解设计,不知道解耦,TDD很痛苦</text:p>
              </text:list-item>
              <text:list-item>
                <text:p><text:span text:style-name="T6">TDD</text:span>不是万能的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7" draw:text-style-name="P7" draw:layer="layout" svg:width="22.313cm" svg:height="12.179cm" svg:x="1.563cm" svg:y="4.572cm" presentation:class="outline" presentation:user-transformed="true">
          <draw:text-box>
            <text:list text:style-name="L2">
              <text:list-header>
                <text:p text:style-name="P7"><text:span text:style-name="T12"/></text:p>
                <text:p text:style-name="P7"><text:span text:style-name="T12">Thanks!</text:span></text:p>
                <text:p text:style-name="P7"><text:span text:style-name="T13"/></text:p>
                <text:p text:style-name="P7"><text:span text:style-name="T13">Q &amp; A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4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iongjun </meta:initial-creator>
    <meta:creation-date>2012-12-18T09:01:45</meta:creation-date>
    <dc:date>2012-12-18T11:57:59</dc:date>
    <dc:creator>xiongjun </dc:creator>
    <meta:editing-duration>PT2H55M20S</meta:editing-duration>
    <meta:editing-cycles>129</meta:editing-cycles>
    <meta:generator>LibreOffice/3.5$Linux_x86 LibreOffice_project/350m1$Build-2</meta:generator>
    <meta:document-statistic meta:object-count="81"/>
  </office:meta>
</office:document-meta>
</file>